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Date</text:p>
          </table:table-cell>
          <table:table-cell table:style-name="ce21" office:value-type="string">
            <text:p>Offense</text:p>
          </table:table-cell>
          <table:table-cell table:style-name="ce21" office:value-type="string">
            <text:p>Street</text:p>
          </table:table-cell>
          <table:table-cell table:style-name="ce21" office:value-type="string">
            <text:p>Subdivison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E.D.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Area</text:p>
          </table:table-cell>
        </table:table-row>
        <table:table-row table:style-name="ro2">
          <table:table-cell table:style-name="ce22" office:value-type="date" office:date-value="2002-01-07T00:00:00">
            <text:p>1/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7T00:00:00">
            <text:p>3/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4T00:00:00">
            <text:p>4/1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5T00:00:00">
            <text:p>6/5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4T00:00:00">
            <text:p>7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ESCAPE FROM CUSTODY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THREATS TO BOMB OR DAMAGE BUIL</text:p>
          </table:table-cell>
          <table:table-cell table:style-name="ce21" office:value-type="string">
            <text:p>BALLARD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4T00:00:00">
            <text:p>10/4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BALLARD STREET &amp; BACON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5T00:00:00">
            <text:p>2/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2T00:00:00">
            <text:p>3/2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9T00:00:00">
            <text:p>4/1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3T00:00:00">
            <text:p>7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3T00:00:00">
            <text:p>8/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9T00:00:00">
            <text:p>8/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8T00:00:00">
            <text:p>8/1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8T00:00:00">
            <text:p>9/1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PTIST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BAPTIST ROAD &amp; CABOT D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5T00:00:00">
            <text:p>2/25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BAPTIST ROAD &amp; CABOT D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PTIST ROAD &amp; MAPLE RO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30T00:00:00">
            <text:p>1/3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3T00:00:00">
            <text:p>2/23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0T00:00:00">
            <text:p>3/20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5T00:00:00">
            <text:p>3/25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6T00:00:00">
            <text:p>4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2T00:00:00">
            <text:p>5/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1T00:00:00">
            <text:p>5/11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2T00:00:00">
            <text:p>5/12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6T00:00:00">
            <text:p>6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7T00:00:00">
            <text:p>7/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5T00:00:00">
            <text:p>8/2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1" office:value-type="string">
            <text:p>ABUSE AND NEGLECT OF CHILDREN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7T00:00:00">
            <text:p>8/27/2002</text:p>
          </table:table-cell>
          <table:table-cell table:style-name="ce21" office:value-type="string">
            <text:p>OPERATE MOTOR VEHICLE -HABITUA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1T00:00:00">
            <text:p>8/31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5T00:00:00">
            <text:p>9/15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9T00:00:00">
            <text:p>10/9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6T00:00:00">
            <text:p>10/1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office:value-type="string">
            <text:p>DISORDERLY CONDUCT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9T00:00:00">
            <text:p>10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30T00:00:00">
            <text:p>10/30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BARHAM BLVD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BROWNS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7T00:00:00">
            <text:p>8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0T00:00:00">
            <text:p>9/20/2002</text:p>
          </table:table-cell>
          <table:table-cell table:style-name="ce21" office:value-type="string">
            <text:p>DEAD ON ARRIVAL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CABOT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7T00:00:00">
            <text:p>6/17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CABOT LANE &amp; BAPTIST RO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ANNON ROAD &amp; COOK ROA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office:value-type="string">
            <text:p>RAPE</text:p>
          </table:table-cell>
          <table:table-cell table:style-name="ce21" office:value-type="string">
            <text:p>CANON ROAD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4T00:00:00">
            <text:p>11/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HANDLER COURT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6T00:00:00">
            <text:p>11/6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CHANDLER COURT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URCH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9T00:00:00">
            <text:p>4/9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URCH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URCH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7T00:00:00">
            <text:p>10/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HURCH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CHURCH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4T00:00:00">
            <text:p>2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3T00:00:00">
            <text:p>7/2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6T00:00:00">
            <text:p>9/16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12T00:00:00">
            <text:p>10/1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9T00:00:00">
            <text:p>11/19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1T00:00:00">
            <text:p>11/11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 &amp; BALLARD S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 &amp; GOOSLEY R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5T00:00:00">
            <text:p>1/5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 &amp; GOOSLEY R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 &amp; REAR ENTRA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7T00:00:00">
            <text:p>7/17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OOK ROAD &amp; SURRENDER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6T00:00:00">
            <text:p>7/26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1" office:value-type="string">
            <text:p>DRUGS, PWID COCAINE</text:p>
          </table:table-cell>
          <table:table-cell table:style-name="ce21" office:value-type="string">
            <text:p>COOL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OOL/WHITT COURT, DUMP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2T00:00:00">
            <text:p>7/12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RAWFORD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CRAWFORD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0T00:00:00">
            <text:p>7/20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CRAWFORD ROAD &amp; MUS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CRAWFORD ROAD &amp; TOUR 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0T00:00:00">
            <text:p>2/20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CRAWFORD ROAD &amp; TOWE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7T00:00:00">
            <text:p>1/27/2002</text:p>
          </table:table-cell>
          <table:table-cell table:style-name="ce21" office:value-type="string">
            <text:p>DUMPING TRASH ON HIGHWAY OR PR</text:p>
          </table:table-cell>
          <table:table-cell table:style-name="ce21" office:value-type="string">
            <text:p>CRAWFORD ROAD &amp; TOWE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7T00:00:00">
            <text:p>2/1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CRAWFORD ROAD &amp; TOWE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5T00:00:00">
            <text:p>4/5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CRAWFORD ROAD &amp; TOWE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8T00:00:00">
            <text:p>11/28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RAWFORD ROAD &amp; TOWER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CRAWFORD ROAD, GATE C-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CRAWFORD ROAD, GATE C8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DOGWOOD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DOGWOOD ROAD &amp; RT. 134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08T00:00:00">
            <text:p>2/8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2T00:00:00">
            <text:p>3/1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1T00:00:00">
            <text:p>5/2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DRUGS, PWID COCAIN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6T00:00:00">
            <text:p>9/6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1T00:00:00">
            <text:p>10/1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POSSESSION OF SCHEDULE III CON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11-25T00:00:00">
            <text:p>11/25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2T00:00:00">
            <text:p>7/22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8T00:00:00">
            <text:p>8/8/2002</text:p>
          </table:table-cell>
          <table:table-cell table:style-name="ce21" office:value-type="string">
            <text:p>DRUGS, POSSESS HEROIN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6T00:00:00">
            <text:p>1/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6T00:00:00">
            <text:p>1/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/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4T00:00:00">
            <text:p>5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100">
            <text:p>100</text:p>
          </table:table-cell>
        </table:table-row>
        <table:table-row table:style-name="ro2">
          <table:table-cell table:style-name="ce22" office:value-type="date" office:date-value="2002-02-26T00:00:00">
            <text:p>2/26/2002</text:p>
          </table:table-cell>
          <table:table-cell table:style-name="ce21" office:value-type="string">
            <text:p>RECKLESS - GENERAL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GEORGE WASH MEMORIAL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3690">
            <text:p>23690</text:p>
          </table:table-cell>
          <table:table-cell/>
          <table:table-cell table:style-name="ce21" office:value-type="string">
            <text:p>YORKTOWN</text:p>
          </table:table-cell>
          <table:table-cell table:style-name="ce21" office:value-type="float" office:value="300">
            <text:p>3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GOOSLEY R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1T00:00:00">
            <text:p>2/1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6T00:00:00">
            <text:p>2/6/2002</text:p>
          </table:table-cell>
          <table:table-cell table:style-name="ce21" office:value-type="string">
            <text:p>ASSAULT, AGGRAVATED, DOMESTIC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3T00:00:00">
            <text:p>6/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3T00:00:00">
            <text:p>11/3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GOOSLEY ROA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GOOSLEY ROAD &amp; LEIGH RO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3T00:00:00">
            <text:p>1/1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8T00:00:00">
            <text:p>6/18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9T00:00:00">
            <text:p>7/29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6T00:00:00">
            <text:p>10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7T00:00:00">
            <text:p>11/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LEIGH ROAD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EIGH ROAD &amp; BARHAM BLV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7T00:00:00">
            <text:p>5/17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EIGH ROAD &amp; BARHAM BLV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3T00:00:00">
            <text:p>4/23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LEIGH ROAD &amp; WALNUT ROA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MAGNOLIA LANE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AGNOLIA LANE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2T00:00:00">
            <text:p>4/2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AIN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2T00:00:00">
            <text:p>9/12/2002</text:p>
          </table:table-cell>
          <table:table-cell table:style-name="ce21" office:value-type="string">
            <text:p>FUGITIVE FROM JUSTICE</text:p>
          </table:table-cell>
          <table:table-cell table:style-name="ce21" office:value-type="string">
            <text:p>MAIN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2T00:00:00">
            <text:p>1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0T00:00:00">
            <text:p>1/20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2T00:00:00">
            <text:p>2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4T00:00:00">
            <text:p>3/14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7T00:00:00">
            <text:p>4/17/2002</text:p>
          </table:table-cell>
          <table:table-cell table:style-name="ce21" office:value-type="string">
            <text:p>ASSAULT, AGGRAVATED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THREATEN BODILY HARM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9T00:00:00">
            <text:p>8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4T00:00:00">
            <text:p>9/1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MAPLE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2T00:00:00">
            <text:p>6/1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MAURICE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6T00:00:00">
            <text:p>3/6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MAURICE DRIVE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OBTAINING MONEY BY FALSE PRETE</text:p>
          </table:table-cell>
          <table:table-cell table:style-name="ce21" office:value-type="string">
            <text:p>MOORE HOUSE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9T00:00:00">
            <text:p>8/19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MOORE HOUSE ROAD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1T00:00:00">
            <text:p>11/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NANCY COURT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0T00:00:00">
            <text:p>1/10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WILLIAMSBURG R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5T00:00:00">
            <text:p>1/15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WILLIAMSBURG R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OLD WILLIAMSBURG R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1T00:00:00">
            <text:p>8/1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OLD WILLIAMSBURG R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2T00:00:00">
            <text:p>8/22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WILLIAMSBURG R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1T00:00:00">
            <text:p>1/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4T00:00:00">
            <text:p>1/14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6T00:00:00">
            <text:p>1/16/2002</text:p>
          </table:table-cell>
          <table:table-cell table:style-name="ce21" office:value-type="string">
            <text:p>UNAUTHORIZED USE OF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17T00:00:00">
            <text:p>1/17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2T00:00:00">
            <text:p>1/22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4T00:00:00">
            <text:p>1/2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2T00:00:00">
            <text:p>2/12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7T00:00:00">
            <text:p>2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5T00:00:00">
            <text:p>3/5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6T00:00:00">
            <text:p>3/16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7T00:00:00">
            <text:p>3/1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6T00:00:00">
            <text:p>3/26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8T00:00:00">
            <text:p>3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THROWING OBJECT AT MOVING VEHI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6T00:00:00">
            <text:p>5/1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31T00:00:00">
            <text:p>5/3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1T00:00:00">
            <text:p>6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3T00:00:00">
            <text:p>6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1T00:00:00">
            <text:p>7/21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5T00:00:00">
            <text:p>7/25/2002</text:p>
          </table:table-cell>
          <table:table-cell table:style-name="ce21" office:value-type="string">
            <text:p>IDENTITY FRAUD &gt; $200 OR IMPRI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0T00:00:00">
            <text:p>7/30/2002</text:p>
          </table:table-cell>
          <table:table-cell table:style-name="ce21" office:value-type="string">
            <text:p>RUNAWAY JUVENI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31T00:00:00">
            <text:p>7/31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0T00:00:00">
            <text:p>8/10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2T00:00:00">
            <text:p>8/12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3T00:00:00">
            <text:p>8/1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0T00:00:00">
            <text:p>8/20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4T00:00:00">
            <text:p>8/24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6T00:00:00">
            <text:p>8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30T00:00:00">
            <text:p>8/30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OBSCENE/THREATENING PHONE CAL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2T00:00:00">
            <text:p>9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5T00:00:00">
            <text:p>9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POSSESSION OF MARIJUANA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7T00:00:00">
            <text:p>11/27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DRIVING UNDER THE INFLUENCE OF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OLD WILLIAMSBUR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1T00:00:00">
            <text:p>6/1/2002</text:p>
          </table:table-cell>
          <table:table-cell table:style-name="ce21" office:value-type="string">
            <text:p>ASSAULT &amp; BATTERY -POLICE OFCR</text:p>
          </table:table-cell>
          <table:table-cell table:style-name="ce21" office:value-type="string">
            <text:p>OLD YORK HAMPTON &amp; BA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3T00:00:00">
            <text:p>1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31T00:00:00">
            <text:p>1/31/2002</text:p>
          </table:table-cell>
          <table:table-cell table:style-name="ce21" office:value-type="string">
            <text:p>TAMPERING WITH AUTO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22T00:00:00">
            <text:p>2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1T00:00:00">
            <text:p>3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2T00:00:00">
            <text:p>4/2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11T00:00:00">
            <text:p>4/1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2T00:00:00">
            <text:p>6/2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5T00:00:00">
            <text:p>6/25/2002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1T00:00:00">
            <text:p>7/2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7T00:00:00">
            <text:p>7/2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office:value-type="string">
            <text:p>DRUGS, POSSESS COCAIN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6T00:00:00">
            <text:p>8/6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2T00:00:00">
            <text:p>9/2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BURGLARY, BUSINESS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1T00:00:00">
            <text:p>11/21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OLD YORK HAMPTON HWY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2" office:value-type="date" office:date-value="2015-01-03T00:00:00">
            <text:p>1/3/2015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READ STREET &amp; MAIN STRE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4T00:00:00">
            <text:p>3/4/2002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6T00:00:00">
            <text:p>6/6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4T00:00:00">
            <text:p>7/24/2002</text:p>
          </table:table-cell>
          <table:table-cell table:style-name="ce21" office:value-type="string">
            <text:p>ANNOYING PHONE CALLS</text:p>
          </table:table-cell>
          <table:table-cell table:style-name="ce21" office:value-type="string">
            <text:p>RIVERMEADE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9T00:00:00">
            <text:p>5/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SONSHINE WAY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6T00:00:00">
            <text:p>11/26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SONSHINE WAY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4T00:00:00">
            <text:p>3/24/2002</text:p>
          </table:table-cell>
          <table:table-cell table:style-name="ce21" office:value-type="string">
            <text:p>TRESPASSING</text:p>
          </table:table-cell>
          <table:table-cell table:style-name="ce21" office:value-type="string">
            <text:p>SPRIN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27T00:00:00">
            <text:p>3/27/2002</text:p>
          </table:table-cell>
          <table:table-cell table:style-name="ce21" office:value-type="string">
            <text:p>RECOVERED VEHICLE-STOLEN OTHER</text:p>
          </table:table-cell>
          <table:table-cell table:style-name="ce21" office:value-type="string">
            <text:p>SPRING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7T00:00:00">
            <text:p>9/17/2002</text:p>
          </table:table-cell>
          <table:table-cell table:style-name="ce21" office:value-type="string">
            <text:p>INDECENT LIBERTIES WITH CHILD</text:p>
          </table:table-cell>
          <table:table-cell table:style-name="ce21" office:value-type="string">
            <text:p>SYCAMORE LANE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9T00:00:00">
            <text:p>11/29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ALIAFERRO ROAD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4T00:00:00">
            <text:p>5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TOWNLE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TAMPERING WITH VEHICLE</text:p>
          </table:table-cell>
          <table:table-cell table:style-name="ce21" office:value-type="string">
            <text:p>TOWNLEY COURT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23T00:00:00">
            <text:p>8/2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VIVIAN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4T00:00:00">
            <text:p>10/24/2002</text:p>
          </table:table-cell>
          <table:table-cell table:style-name="ce21" office:value-type="string">
            <text:p>BURGLARY, RESIDENTIAL</text:p>
          </table:table-cell>
          <table:table-cell table:style-name="ce21" office:value-type="string">
            <text:p>VIVIAN COURT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RAFTO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3T00:00:00">
            <text:p>1/23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9T00:00:00">
            <text:p>3/9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10T00:00:00">
            <text:p>3/1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0T00:00:00">
            <text:p>4/20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4T00:00:00">
            <text:p>5/24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2T00:00:00">
            <text:p>6/2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8T00:00:00">
            <text:p>6/8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1T00:00:00">
            <text:p>7/1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16T00:00:00">
            <text:p>7/16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3T00:00:00">
            <text:p>9/23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8T00:00:00">
            <text:p>10/8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4T00:00:00">
            <text:p>11/14/2002</text:p>
          </table:table-cell>
          <table:table-cell table:style-name="ce21" office:value-type="string">
            <text:p>GRAND LARCENY</text:p>
          </table:table-cell>
          <table:table-cell table:style-name="ce21" office:value-type="string">
            <text:p>WALNUT DRIVE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21T00:00:00">
            <text:p>1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3T00:00:00">
            <text:p>2/3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09T00:00:00">
            <text:p>2/9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07T00:00:00">
            <text:p>4/7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1T00:00:00">
            <text:p>4/21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5T00:00:00">
            <text:p>4/25/2002</text:p>
          </table:table-cell>
          <table:table-cell table:style-name="ce21" office:value-type="string">
            <text:p>DAMAGE PROPERTY, BUSINESS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6T00:00:00">
            <text:p>4/2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7T00:00:00">
            <text:p>4/27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5T00:00:00">
            <text:p>5/5/2002</text:p>
          </table:table-cell>
          <table:table-cell table:style-name="ce21" office:value-type="string">
            <text:p>MAIMING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06T00:00:00">
            <text:p>5/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10T00:00:00">
            <text:p>5/10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5-26T00:00:00">
            <text:p>5/2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6T00:00:00">
            <text:p>6/26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7T00:00:00">
            <text:p>6/27/2002</text:p>
          </table:table-cell>
          <table:table-cell table:style-name="ce21" office:value-type="string">
            <text:p>CREDIT CARD FRAUD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8T00:00:00">
            <text:p>6/28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29T00:00:00">
            <text:p>6/29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30T00:00:00">
            <text:p>6/30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3T00:00:00">
            <text:p>7/3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4T00:00:00">
            <text:p>7/4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9T00:00:00">
            <text:p>7/9/2002</text:p>
          </table:table-cell>
          <table:table-cell table:style-name="ce21" office:value-type="string">
            <text:p>PETIT LARCEN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5T00:00:00">
            <text:p>8/5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14T00:00:00">
            <text:p>8/14/2002</text:p>
          </table:table-cell>
          <table:table-cell table:style-name="ce21" office:value-type="string">
            <text:p>LOST PROPERTY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03T00:00:00">
            <text:p>9/3/2002</text:p>
          </table:table-cell>
          <table:table-cell table:style-name="ce21" office:value-type="string">
            <text:p>CREDIT CARD THEFT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2T00:00:00">
            <text:p>10/2/2002</text:p>
          </table:table-cell>
          <table:table-cell table:style-name="ce21" office:value-type="string">
            <text:p>LARCENY,FROM MOTOR VEHICL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office:value-type="string">
            <text:p>VIOLATE PROTECTIVE ORDERS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5T00:00:00">
            <text:p>10/25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6T00:00:00">
            <text:p>10/26/2002</text:p>
          </table:table-cell>
          <table:table-cell table:style-name="ce21" office:value-type="string">
            <text:p>DRUNK IN PUBLIC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27T00:00:00">
            <text:p>10/27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05T00:00:00">
            <text:p>11/5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15T00:00:00">
            <text:p>11/15/2002</text:p>
          </table:table-cell>
          <table:table-cell table:style-name="ce21" office:value-type="string">
            <text:p>UNLAWFUL PURCHASE OR POSSESS A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4T00:00:00">
            <text:p>11/24/2002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WATER STREET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8-07T00:00:00">
            <text:p>8/7/2002</text:p>
          </table:table-cell>
          <table:table-cell table:style-name="ce21" office:value-type="string">
            <text:p>CURFEW VIOLATION</text:p>
          </table:table-cell>
          <table:table-cell table:style-name="ce21" office:value-type="string">
            <text:p>WATER STREET &amp; BALLARD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30T00:00:00">
            <text:p>3/30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WATER STREET ACROSS FR</text:p>
          </table:table-cell>
          <table:table-cell table:style-name="ce21" office:value-type="float" office:value="248">
            <text:p>248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1-09T00:00:00">
            <text:p>1/9/2002</text:p>
          </table:table-cell>
          <table:table-cell table:style-name="ce21" office:value-type="string">
            <text:p>MANUF, SALE, POSS CONTROL SUBS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3T00:00:00">
            <text:p>2/13/2002</text:p>
          </table:table-cell>
          <table:table-cell table:style-name="ce21" office:value-type="string">
            <text:p>EXCESSIVE NOISE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3-02T00:00:00">
            <text:p>3/2/2002</text:p>
          </table:table-cell>
          <table:table-cell table:style-name="ce21" office:value-type="string">
            <text:p>ABDUCTION &amp; KIDNAPPING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4-28T00:00:00">
            <text:p>4/28/2002</text:p>
          </table:table-cell>
          <table:table-cell table:style-name="ce21" office:value-type="string">
            <text:p>EXCESSIVE NOISE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24T00:00:00">
            <text:p>9/24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0-05T00:00:00">
            <text:p>10/5/2002</text:p>
          </table:table-cell>
          <table:table-cell table:style-name="ce21" office:value-type="string">
            <text:p>ATTEMPTED SUICIDE</text:p>
          </table:table-cell>
          <table:table-cell table:style-name="ce21" office:value-type="string">
            <text:p>WHITT COURT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YORKTOWN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2-11T00:00:00">
            <text:p>2/11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07T00:00:00">
            <text:p>6/7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6-13T00:00:00">
            <text:p>6/13/2002</text:p>
          </table:table-cell>
          <table:table-cell table:style-name="ce21" office:value-type="string">
            <text:p>MANUF, SALE, POSSESSION CONTRO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05T00:00:00">
            <text:p>7/5/2002</text:p>
          </table:table-cell>
          <table:table-cell table:style-name="ce21" office:value-type="string">
            <text:p>ASSAULT, SIMPLE, DOMESTIC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7-26T00:00:00">
            <text:p>7/26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09-19T00:00:00">
            <text:p>9/19/2002</text:p>
          </table:table-cell>
          <table:table-cell table:style-name="ce21" office:value-type="string">
            <text:p>DAMAGE PROPERTY, PRIVAT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2T00:00:00">
            <text:p>11/22/2002</text:p>
          </table:table-cell>
          <table:table-cell table:style-name="ce21" office:value-type="string">
            <text:p>CITIZEN REQUESTED ASSISTANC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2" office:value-type="date" office:date-value="2002-11-23T00:00:00">
            <text:p>11/23/2002</text:p>
          </table:table-cell>
          <table:table-cell table:style-name="ce21" office:value-type="string">
            <text:p>ASSAULT, SIMPLE</text:p>
          </table:table-cell>
          <table:table-cell table:style-name="ce21" office:value-type="string">
            <text:p>YORK DRIV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ACKEY</text:p>
          </table:table-cell>
          <table:table-cell table:style-name="ce21"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